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71EEE600.png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lyt-techpoly-title">
      <style:graphic-properties draw:auto-grow-height="true" fo:min-height="3.507cm"/>
    </style:style>
    <style:style style:name="pr2" style:family="presentation" style:parent-style-name="lyt-techpoly-subtitle">
      <style:graphic-properties draw:fill-color="#ffffff" fo:min-height="1.836cm"/>
    </style:style>
    <style:style style:name="pr3" style:family="presentation" style:parent-style-name="lyt-techpoly-notes">
      <style:graphic-properties draw:fill-color="#ffffff" draw:auto-grow-height="true" fo:min-height="12.573cm"/>
    </style:style>
    <style:style style:name="pr4" style:family="presentation" style:parent-style-name="lyt-techpoly-title">
      <style:graphic-properties draw:fill-color="#ffffff" draw:auto-grow-height="true" fo:min-height="3.507cm"/>
    </style:style>
    <style:style style:name="pr5" style:family="presentation" style:parent-style-name="lyt-techpoly-subtitle">
      <style:graphic-properties draw:fill-color="#ffffff" draw:auto-grow-height="true" fo:min-height="13.86cm"/>
    </style:style>
    <style:style style:name="pr6" style:family="presentation" style:parent-style-name="lyt-techpoly-title">
      <style:graphic-properties fo:min-height="3.256cm"/>
    </style:style>
    <style:style style:name="pr7" style:family="presentation" style:parent-style-name="lyt-techpoly-subtitle">
      <style:graphic-properties draw:fill-color="#ffffff" fo:min-height="13.609cm"/>
    </style:style>
    <style:style style:name="pr8" style:family="presentation" style:parent-style-name="lyt-techpoly-notes">
      <style:graphic-properties draw:fill-color="#ffffff" fo:min-height="12.322cm"/>
    </style:style>
    <style:style style:name="pr9" style:family="presentation" style:parent-style-name="lyt-techpoly-subtitle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53cm" text:min-label-width="0.353cm" style:vertical-pos="middle" style:vertical-rel="line" fo:width="0.618cm" fo:height="0.618cm"/>
      </text:list-level-style-image>
      <text:list-level-style-image text:level="2" xlink:href="Pictures/100002000000000A0000000ADDA84F49.gif" xlink:type="simple" xlink:show="embed" xlink:actuate="onLoad">
        <style:list-level-properties text:space-before="0.706cm" text:min-label-width="0.353cm" style:vertical-pos="middle" style:vertical-rel="line" fo:width="0.618cm" fo:height="0.618cm"/>
      </text:list-level-style-image>
      <text:list-level-style-image text:level="3" xlink:href="Pictures/100002000000000A0000000ADDA84F49.gif" xlink:type="simple" xlink:show="embed" xlink:actuate="onLoad">
        <style:list-level-properties text:space-before="1.059cm" text:min-label-width="0.353cm" style:vertical-pos="middle" style:vertical-rel="line" fo:width="0.618cm" fo:height="0.618cm"/>
      </text:list-level-style-image>
      <text:list-level-style-image text:level="4" xlink:href="Pictures/100002000000000A0000000ADDA84F49.gif" xlink:type="simple" xlink:show="embed" xlink:actuate="onLoad">
        <style:list-level-properties text:space-before="1.412cm" text:min-label-width="0.353cm" style:vertical-pos="middle" style:vertical-rel="line" fo:width="0.618cm" fo:height="0.618cm"/>
      </text:list-level-style-image>
      <text:list-level-style-image text:level="5" xlink:href="Pictures/100002000000000A0000000ADDA84F49.gif" xlink:type="simple" xlink:show="embed" xlink:actuate="onLoad">
        <style:list-level-properties text:space-before="1.765cm" text:min-label-width="0.353cm" style:vertical-pos="middle" style:vertical-rel="line" fo:width="0.618cm" fo:height="0.618cm"/>
      </text:list-level-style-image>
      <text:list-level-style-image text:level="6" xlink:href="Pictures/100002000000000A0000000ADDA84F49.gif" xlink:type="simple" xlink:show="embed" xlink:actuate="onLoad">
        <style:list-level-properties text:space-before="2.118cm" text:min-label-width="0.353cm" style:vertical-pos="middle" style:vertical-rel="line" fo:width="0.618cm" fo:height="0.618cm"/>
      </text:list-level-style-image>
      <text:list-level-style-image text:level="7" xlink:href="Pictures/100002000000000A0000000ADDA84F49.gif" xlink:type="simple" xlink:show="embed" xlink:actuate="onLoad">
        <style:list-level-properties text:space-before="2.471cm" text:min-label-width="0.353cm" style:vertical-pos="middle" style:vertical-rel="line" fo:width="0.618cm" fo:height="0.618cm"/>
      </text:list-level-style-image>
      <text:list-level-style-image text:level="8" xlink:href="Pictures/100002000000000A0000000ADDA84F49.gif" xlink:type="simple" xlink:show="embed" xlink:actuate="onLoad">
        <style:list-level-properties text:space-before="2.824cm" text:min-label-width="0.353cm" style:vertical-pos="middle" style:vertical-rel="line" fo:width="0.618cm" fo:height="0.618cm"/>
      </text:list-level-style-image>
      <text:list-level-style-image text:level="9" xlink:href="Pictures/100002000000000A0000000ADDA84F49.gif" xlink:type="simple" xlink:show="embed" xlink:actuate="onLoad">
        <style:list-level-properties text:space-before="3.177cm" text:min-label-width="0.353cm" style:vertical-pos="middle" style:vertical-rel="line" fo:width="0.618cm" fo:height="0.618cm"/>
      </text:list-level-style-image>
      <text:list-level-style-image text:level="10" xlink:href="Pictures/100002000000000A0000000ADDA84F49.gif" xlink:type="simple" xlink:show="embed" xlink:actuate="onLoad">
        <style:list-level-properties text:space-before="3.53cm" text:min-label-width="0.353cm" style:vertical-pos="middle" style:vertical-rel="line" fo:width="0.618cm" fo:height="0.618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techpoly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8.681cm" svg:x="1.4cm" svg:y="6.041cm" presentation:class="title" presentation:user-transformed="true">
          <draw:text-box>
            <text:p>Hi-Oracle<text:line-break/><text:line-break/><text:span text:style-name="T1">– an idea for fast inference</text:span><text:span text:style-name="T1"><text:line-break/></text:span><text:span text:style-name="T1">based on hierarchical</text:span><text:span text:style-name="T1"><text:line-break/></text:span><text:span text:style-name="T1">clustering of oracles</text:span></text:p>
          </draw:text-box>
        </draw:frame>
        <draw:frame presentation:style-name="pr2" draw:layer="layout" svg:width="9.412cm" svg:height="1.836cm" svg:x="9.332cm" svg:y="16.147cm" presentation:class="subtitle" presentation:user-transformed="true">
          <draw:text-box>
            <text:p>© YKY 2010 May</text:p>
          </draw:text-box>
        </draw:frame>
        <draw:frame draw:style-name="gr1" draw:layer="layout" svg:width="2.86cm" svg:height="0.963cm" svg:x="0.971cm" svg:y="17.992cm">
          <draw:text-box>
            <text:p>revision: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Fast inference</text:p>
          </draw:text-box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At each inference step, the engine <text:span text:style-name="T2">fetches</text:span> rules from the KB.</text:p>
            <text:p text:style-name="P2"/>
            <text:p text:style-name="P2">By focusing <text:span text:style-name="T3">attention</text:span> to a “good” subset of the KB, inference may be accelerated.</text:p>
            <text:p text:style-name="P2"/>
            <text:p text:style-name="P2">But how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What we need is a mapping</text:p>
          </draw:text-box>
        </draw:frame>
        <draw:frame presentation:style-name="pr7" draw:text-style-name="P2" draw:layer="layout" svg:width="24.34cm" svg:height="13.609cm" svg:x="1.4cm" svg:y="5.039cm" presentation:class="subtitle" presentation:user-transformed="true">
          <draw:text-box>
            <text:p text:style-name="P2">What we need is a mapping, or more correctly an <text:span text:style-name="T3">index</text:span>:</text:p>
            <text:p text:style-name="P2"/>
            <text:p text:style-name="P2"/>
            <text:p text:style-name="P2"/>
            <text:p text:style-name="P2">where <text:span text:style-name="T4">context</text:span> is a set of formulae currently in <text:span text:style-name="T3">Working Memory</text:span>.</text:p>
            <text:p text:style-name="P2"/>
            <text:p text:style-name="P2"/>
          </draw:text-box>
        </draw:frame>
        <draw:frame draw:style-name="gr3" draw:layer="layout" svg:width="19.126cm" svg:height="1.448cm" svg:x="4.641cm" svg:y="9.01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at are contexts?</text:p>
          </draw:text-box>
        </draw:frame>
        <draw:frame presentation:style-name="pr5" draw:text-style-name="P2" draw:layer="layout" svg:width="25.199cm" svg:height="13.86cm" svg:x="1.4cm" svg:y="4.914cm" presentation:class="subtitle" presentation:user-transformed="true">
          <draw:text-box>
            <text:p text:style-name="P2">For example:</text:p>
            <text:p text:style-name="P2"><text:tab/>“This is night time” <text:s/>and</text:p>
            <text:p text:style-name="P2"><text:tab/>“It's not raining” <text:s/>and</text:p>
            <text:p text:style-name="P2"><text:tab/>“We are outdoors” <text:s/>and</text:p>
            <text:p text:style-name="P2"><text:tab/>“Tomorrow is Sunday”</text:p>
            <text:p text:style-name="P2"/>
            <text:p text:style-name="P2">A <text:span text:style-name="T3">context</text:span> is any set of statements that are true in <text:span text:style-name="T3">working memory</text:span>, and are under <text:span text:style-name="T3">attention</text:span>.</text:p>
            <text:p text:style-name="P2"/>
            <text:p text:style-name="P2">The possible number of contexts is hug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Combinatorial explosion of<text:line-break/>contexts</text:p>
          </draw:text-box>
        </draw:frame>
        <draw:frame presentation:style-name="pr7" draw:layer="layout" svg:width="25.199cm" svg:height="13.927cm" svg:x="1.4cm" svg:y="4.88cm" presentation:class="subtitle" presentation:user-transformed="true">
          <draw:text-box>
            <text:p>Back-of-the-envelope estimate of domain size:</text:p>
            <text:p/>
            <text:p/>
            <text:p/>
            <text:p/>
            <text:p/>
            <text:p/>
            <text:p/>
            <text:p/>
            <text:p/>
            <text:p>In short, &gt; number of atoms in universe.</text:p>
          </draw:text-box>
        </draw:frame>
        <draw:frame draw:style-name="gr3" draw:layer="layout" svg:width="6.134cm" svg:height="2.539cm" svg:x="11.051cm" svg:y="11.1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5" draw:layer="layout" svg:width="6.825cm" svg:height="5.023cm" svg:x="1.612cm" svg:y="11.734cm">
          <text:p text:style-name="P4"><text:span text:style-name="T5">number of</text:span></text:p>
          <text:p text:style-name="P4"><text:span text:style-name="T5">predicate</text:span></text:p>
          <text:p text:style-name="P4"><text:span text:style-name="T5">symbols in KB,</text:span></text:p>
          <text:p text:style-name="P4"><text:span text:style-name="T5">~ 1000000</text:span></text:p>
          <draw:enhanced-geometry svg:viewBox="0 0 21600 21600" draw:text-areas="800 800 20800 20800" draw:type="round-rectangular-callout" draw:modifiers="32520.2461177849 3959.71337579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6.711cm" svg:height="4.639cm" svg:x="18.214cm" svg:y="12.309cm">
          <text:p text:style-name="P4"><text:span text:style-name="T5">number of</text:span></text:p>
          <text:p text:style-name="P4"><text:span text:style-name="T5">constant</text:span></text:p>
          <text:p text:style-name="P4"><text:span text:style-name="T5">symbols in KB,</text:span></text:p>
          <text:p text:style-name="P4"><text:span text:style-name="T5">~ 1000000</text:span></text:p>
          <draw:enhanced-geometry svg:viewBox="0 0 21600 21600" draw:text-areas="800 800 20800 20800" draw:type="round-rectangular-callout" draw:modifiers="-9866.74612634088 2504.48275862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637cm" svg:height="4.18cm" svg:x="4.181cm" svg:y="6.748cm">
          <text:p text:style-name="P4"><text:span text:style-name="T5">average</text:span></text:p>
          <text:p text:style-name="P4"><text:span text:style-name="T5">arity of</text:span></text:p>
          <text:p text:style-name="P4"><text:span text:style-name="T5">prdicates,</text:span></text:p>
          <text:p text:style-name="P4"><text:span text:style-name="T5">~ 3</text:span></text:p>
          <draw:enhanced-geometry svg:viewBox="0 0 21600 21600" draw:text-areas="800 800 20800 20800" draw:type="round-rectangular-callout" draw:modifiers="39813.2671159986 24172.7816311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7.285cm" svg:height="4.525cm" svg:x="17.41cm" svg:y="7.017cm">
          <text:p text:style-name="P4"><text:span text:style-name="T5">number of</text:span></text:p>
          <text:p text:style-name="P4"><text:span text:style-name="T5">facts defining</text:span></text:p>
          <text:p text:style-name="P4"><text:span text:style-name="T5">a context,</text:span></text:p>
          <text:p text:style-name="P4"><text:span text:style-name="T5">~ 10</text:span></text:p>
          <draw:enhanced-geometry svg:viewBox="0 0 21600 21600" draw:text-areas="800 800 20800 20800" draw:type="round-rectangular-callout" draw:modifiers="-2952.73126544057 20865.04639858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olution</text:p>
          </draw:text-box>
        </draw:frame>
        <draw:frame presentation:style-name="pr5" draw:layer="layout" svg:width="25.199cm" svg:height="13.86cm" svg:x="1.4cm" svg:y="4.914cm" presentation:class="subtitle">
          <draw:text-box>
            <text:p><text:span text:style-name="T6">Supervised</text:span> <text:span text:style-name="T3">hierarchical clustering</text:span> of contexts (using <text:span text:style-name="T6">inference traces </text:span><text:span text:style-name="T7">as examples)</text:span>.</text:p>
            <text:p/>
            <text:p>This will reduce the # of contexts to a much smaller, manageable # of clusters.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lustering: details</text:p>
          </draw:text-box>
        </draw:frame>
        <draw:frame presentation:style-name="pr7" draw:text-style-name="P2" draw:layer="layout" svg:width="25.199cm" svg:height="13.609cm" svg:x="1.4cm" svg:y="5.039cm" presentation:class="subtitle">
          <draw:text-box>
            <text:p text:style-name="P2">Input to clustering:</text:p>
            <text:p text:style-name="P2"><text:tab/>distances between each (goal, context)</text:p>
            <text:p text:style-name="P2"/>
            <text:p text:style-name="P2">but clustering may be slow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Good KB candidates</text:p>
          </draw:text-box>
        </draw:frame>
        <draw:frame presentation:style-name="pr7" draw:layer="layout" svg:width="25.199cm" svg:height="13.927cm" svg:x="1.4cm" svg:y="4.88cm" presentation:class="subtitle" presentation:user-transformed="true">
          <draw:text-box>
            <text:p>On <text:span text:style-name="T6">each</text:span> inference step, we need a suggestion of good KB candidates contingent on the context <text:span text:style-name="T8">at that step</text:span>. <text:s/>Then the context will change on the next step and we seek an oracle again.</text:p>
            <text:p/>
            <text:p>The inference engine won't be able to test a lot of candidates anyway. <text:s/>That branching factor is on the order of, I guess, 100.</text:p>
            <text:p/>
            <text:p>Thus it seems feasible to store an oracle list for <text:span text:style-name="T8">every</text:span> context-cluster, say on a RAM drive.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roblem solved!</text:p>
          </draw:text-box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We need to record the <text:span text:style-name="T3">trace</text:span> after each successful inference. <text:s/>The trace is then used to update the Hi-Oracle database.</text:p>
            <text:p text:style-name="P2"/>
            <text:p text:style-name="P2">We will cluster (Goal, Context) using (KB Item) to calculate distances. <text:s/>Then the KB Items are stored to their corresponding clusters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maining tasks</text:p>
          </draw:text-box>
        </draw:frame>
        <draw:frame presentation:style-name="pr9" draw:text-style-name="P2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 text:style-name="P2"><text:s/>Define a good distance metric between 2 arbitrary logic formulas – an open-ended problem<text:line-break/></text:p>
              </text:list-item>
              <text:list-item>
                <text:p text:style-name="P2"><text:s/>The distance metric is theoretically the same as the similarity measure<text:line-break/></text:p>
              </text:list-item>
              <text:list-item>
                <text:p text:style-name="P2"><text:s/>How can we qucikly find the cluster (category) of a new instance, given the distance?<text:line-break/></text:p>
              </text:list-item>
              <text:list-item>
                <text:p text:style-name="P2"><text:s/>How to combine this with the technique of <text:span text:style-name="T3">term indexing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lendscreen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Technical Polygon</dc:title>
    <dc:description>Presentation Layout Template</dc:description>
    <meta:creation-date>2010-05-12T19:32:00.23</meta:creation-date>
    <dc:language>en-US</dc:language>
    <meta:editing-cycles>26</meta:editing-cycles>
    <meta:editing-duration>PT148H52M30S</meta:editing-duration>
    <meta:initial-creator>King Yin Yan</meta:initial-creator>
    <dc:date>2010-10-07T11:25:20.99</dc:date>
    <dc:creator>King Yin Yan</dc:creator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Technical Polygon" xlink:href="../../../../Program%20Files/OpenOffice.org%203/Basis/share/template/en-US/layout/lyt-techpoly.otp" meta:date="2006-12-14T14:51:29"/>
  </office:meta>
</office:document-meta>
</file>

<file path=Object 1/content.xml><?xml version="1.0" encoding="utf-8"?>
<math xmlns="http://www.w3.org/1998/Math/MathML">
  <semantics>
    <mrow>
      <mrow>
        <mrow>
          <mi mathvariant="italic">goal</mi>
          <mi mathvariant="normal">×</mi>
          <mi mathvariant="italic">context</mi>
        </mrow>
        <mo stretchy="false">→</mo>
        <mi mathvariant="italic">good</mi>
      </mrow>
      <mi mathvariant="italic">KB</mi>
      <mi mathvariant="italic">candidates</mi>
    </mrow>
    <annotation encoding="StarMath 5.0">goal times context toward good KB candidates</annotation>
  </semantics>
</math>
</file>

<file path=Object 2/content.xml><?xml version="1.0" encoding="utf-8"?>
<math xmlns="http://www.w3.org/1998/Math/MathML">
  <semantics>
    <msup>
      <mrow>
        <mo stretchy="false">(</mo>
        <msup>
          <mi>PC</mi>
          <mi>a</mi>
        </msup>
        <mo stretchy="false">)</mo>
      </mrow>
      <mi>n</mi>
    </msup>
    <annotation encoding="StarMath 5.0">(func PC^{a}) ^{n}</annotation>
  </semantics>
</math>
</file>